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SFMono-Regular" svg:font-family="SFMono-Regular, Consolas, 'Liberation Mono', Menlo, monospace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6839" officeooo:paragraph-rsid="0014b070" style:text-blinking="false" fo:background-color="transparent" loext:padding="0in" loext:border="none"/>
    </style:style>
    <style:style style:name="P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6e88d" officeooo:paragraph-rsid="0029fad5" style:text-blinking="false" fo:background-color="transparent" loext:padding="0in" loext:border="none"/>
    </style:style>
    <style:style style:name="P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48b64c" officeooo:paragraph-rsid="0029fad5" style:text-blinking="false" fo:background-color="transparent" loext:padding="0in" loext:border="none"/>
    </style:style>
    <style:style style:name="P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8ecd8" style:text-blinking="false" fo:background-color="transparent" loext:padding="0in" loext:border="none"/>
    </style:style>
    <style:style style:name="P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2bde3d" officeooo:paragraph-rsid="002bde3d" style:text-blinking="false" fo:background-color="transparent" loext:padding="0in" loext:border="none"/>
    </style:style>
    <style:style style:name="P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f31c1" officeooo:paragraph-rsid="000c451e" style:text-blinking="false" fo:background-color="transparent" loext:padding="0in" loext:border="none"/>
    </style:style>
    <style:style style:name="P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f592a" officeooo:paragraph-rsid="000f592a" style:text-blinking="false" fo:background-color="transparent" loext:padding="0in" loext:border="none"/>
    </style:style>
    <style:style style:name="P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161e8" officeooo:paragraph-rsid="0011a53f" style:text-blinking="false" fo:background-color="transparent" loext:padding="0in" loext:border="none"/>
    </style:style>
    <style:style style:name="P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161e8" officeooo:paragraph-rsid="000f592a" style:text-blinking="false" fo:background-color="transparent" loext:padding="0in" loext:border="none"/>
    </style:style>
    <style:style style:name="P1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3f0e6b"/>
    </style:style>
    <style:style style:name="P1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421381"/>
    </style:style>
    <style:style style:name="P12" style:family="paragraph" style:parent-style-name="Standard" style:list-style-name="L9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421381"/>
    </style:style>
    <style:style style:name="P13" style:family="paragraph" style:parent-style-name="Standard" style:list-style-name="L9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43b660"/>
    </style:style>
    <style:style style:name="P1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26b147"/>
    </style:style>
    <style:style style:name="P1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273569"/>
    </style:style>
    <style:style style:name="P16" style:family="paragraph" style:parent-style-name="Standard" style:list-style-name="L11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456d08"/>
    </style:style>
    <style:style style:name="P1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29d573"/>
    </style:style>
    <style:style style:name="P1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456d08"/>
    </style:style>
    <style:style style:name="P1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35b6bc"/>
    </style:style>
    <style:style style:name="P2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47364c"/>
    </style:style>
    <style:style style:name="P21" style:family="paragraph" style:parent-style-name="Standard" style:list-style-name="L13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47ff77"/>
    </style:style>
    <style:style style:name="P2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48b64c"/>
    </style:style>
    <style:style style:name="P2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officeooo:paragraph-rsid="003f0e6b" fo:background-color="transparent"/>
    </style:style>
    <style:style style:name="P2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paragraph-rsid="0008ecd8" fo:background-color="transparent"/>
    </style:style>
    <style:style style:name="P2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paragraph-rsid="000accbc" fo:background-color="transparent"/>
    </style:style>
    <style:style style:name="P2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paragraph-rsid="000f592a" fo:background-color="transparent"/>
    </style:style>
    <style:style style:name="P2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paragraph-rsid="001161e8" fo:background-color="transparent"/>
    </style:style>
    <style:style style:name="P2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paragraph-rsid="0011a53f" fo:background-color="transparent"/>
    </style:style>
    <style:style style:name="P2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paragraph-rsid="00135fdc" fo:background-color="transparent"/>
    </style:style>
    <style:style style:name="P3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paragraph-rsid="0014b070" fo:background-color="transparent"/>
    </style:style>
    <style:style style:name="P3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paragraph-rsid="0029fad5" fo:background-color="transparent"/>
    </style:style>
    <style:style style:name="P3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rsid="00421381" officeooo:paragraph-rsid="00421381" fo:background-color="transparent"/>
    </style:style>
    <style:style style:name="P3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rsid="00421381" officeooo:paragraph-rsid="00436e9d" fo:background-color="transparent"/>
    </style:style>
    <style:style style:name="P3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fo:font-size="12pt" officeooo:rsid="0047ff77" officeooo:paragraph-rsid="0047ff77" fo:background-color="transparent" style:font-size-asian="12pt" style:font-size-complex="12pt"/>
    </style:style>
    <style:style style:name="P35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style:font-name="David CLM" officeooo:paragraph-rsid="0008ecd8"/>
    </style:style>
    <style:style style:name="P3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34c327"/>
    </style:style>
    <style:style style:name="P37" style:family="paragraph" style:parent-style-name="Standard" style:list-style-name="L9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rsid="0043b660" officeooo:paragraph-rsid="0043b660"/>
    </style:style>
    <style:style style:name="P3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 fo:break-before="page"/>
      <style:text-properties style:use-window-font-color="true" style:font-name="David CLM" officeooo:paragraph-rsid="0014b070" fo:background-color="transparent"/>
    </style:style>
    <style:style style:name="P39" style:family="paragraph" style:parent-style-name="Standard" style:list-style-name="L6">
      <style:paragraph-properties fo:margin-top="0in" fo:margin-bottom="0.0311in" loext:contextual-spacing="false" fo:line-height="130%" fo:text-align="start" style:justify-single-word="false" fo:orphans="2" fo:widows="2"/>
      <style:text-properties style:use-window-font-color="true" style:font-name="David CLM" officeooo:rsid="003ea846" officeooo:paragraph-rsid="003ea846" fo:background-color="transparent"/>
    </style:style>
    <style:style style:name="P40" style:family="paragraph" style:parent-style-name="Standard">
      <style:paragraph-properties fo:margin-top="0in" fo:margin-bottom="0.0311in" loext:contextual-spacing="false" fo:line-height="130%" fo:text-align="start" style:justify-single-word="false" fo:orphans="2" fo:widows="2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1a53f" officeooo:paragraph-rsid="0024a21c" style:text-blinking="false" fo:background-color="transparent" loext:padding="0in" loext:border="none"/>
    </style:style>
    <style:style style:name="P41" style:family="paragraph" style:parent-style-name="Standard" style:list-style-name="L6">
      <style:paragraph-properties fo:margin-top="0in" fo:margin-bottom="0.0311in" loext:contextual-spacing="false" fo:line-height="130%" fo:text-align="start" style:justify-single-word="false" fo:orphans="2" fo:widows="2"/>
      <style:text-properties officeooo:paragraph-rsid="003ea846"/>
    </style:style>
    <style:style style:name="P42" style:family="paragraph" style:parent-style-name="Standard" style:list-style-name="L10">
      <style:paragraph-properties fo:margin-top="0in" fo:margin-bottom="0.0311in" loext:contextual-spacing="false" fo:line-height="130%" fo:text-align="start" style:justify-single-word="false" fo:orphans="2" fo:widows="2"/>
      <style:text-properties officeooo:paragraph-rsid="0043b660"/>
    </style:style>
    <style:style style:name="P43" style:family="paragraph" style:parent-style-name="Standard" style:list-style-name="L6">
      <style:paragraph-properties fo:margin-top="0in" fo:margin-bottom="0.0311in" loext:contextual-spacing="false" fo:line-height="130%" fo:text-align="start" style:justify-single-word="false" fo:orphans="2" fo:widows="2"/>
      <style:text-properties style:font-name="David CLM" officeooo:paragraph-rsid="003ea846"/>
    </style:style>
    <style:style style:name="P44" style:family="paragraph" style:parent-style-name="Table_20_Contents">
      <style:paragraph-properties fo:text-align="center" style:justify-single-word="false"/>
      <style:text-properties style:font-name="David CLM" fo:font-size="12pt"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David CLM" fo:font-size="12pt" fo:font-weight="bold" officeooo:paragraph-rsid="003f0e6b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David CLM" fo:font-size="12pt"/>
    </style:style>
    <style:style style:name="P47" style:family="paragraph" style:parent-style-name="Table_20_Contents">
      <style:paragraph-properties fo:text-align="center" style:justify-single-word="false"/>
      <style:text-properties style:font-name="David CLM" fo:font-size="12pt" officeooo:paragraph-rsid="003df54c"/>
    </style:style>
    <style:style style:name="P48" style:family="paragraph" style:parent-style-name="Table_20_Contents">
      <style:paragraph-properties fo:text-align="center" style:justify-single-word="false"/>
      <style:text-properties style:font-name="David CLM"/>
    </style:style>
    <style:style style:name="P49" style:family="paragraph" style:parent-style-name="Table_20_Contents">
      <style:paragraph-properties fo:text-align="center" style:justify-single-word="false"/>
      <style:text-properties style:font-name="David CLM" fo:font-weight="bold" officeooo:rsid="003f0e6b" officeooo:paragraph-rsid="003f0e6b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David CLM" fo:font-weight="bold" style:font-weight-asian="bold" style:font-weight-complex="bold"/>
    </style:style>
    <style:style style:name="T1" style:family="text">
      <style:text-properties fo:font-variant="normal" fo:text-transform="none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08ecd8" style:text-blinking="false" style:font-weight-asian="normal" style:font-weight-complex="normal" loext:padding="0in" loext:border="none"/>
    </style:style>
    <style:style style:name="T2" style:family="text">
      <style:text-properties fo:font-variant="normal" fo:text-transform="none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3ce357" style:text-blinking="false" style:font-weight-asian="normal" style:font-weight-complex="normal" loext:padding="0in" loext:border="none"/>
    </style:style>
    <style:style style:name="T3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loext:padding="0in" loext:border="none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officeooo:rsid="00328432" style:text-blinking="false" loext:padding="0in" loext:border="none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officeooo:rsid="00273569" style:text-blinking="false" loext:padding="0in" loext:border="none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407f24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436e9d" style:text-blinking="false" fo:background-color="transparent" loext:char-shading-value="0" loext:padding="0in" loext:border="none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273569" style:text-blinking="false" fo:background-color="transparent" loext:char-shading-value="0" loext:padding="0in" loext:border="none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0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43b660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26b147" style:text-blinking="false" fo:background-color="transparent" loext:char-shading-value="0" loext:padding="0in" loext:border="none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456d08" style:text-blinking="false" fo:background-color="transparent" loext:char-shading-value="0" loext:padding="0in" loext:border="none"/>
    </style:style>
    <style:style style:name="T13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4fc87" style:text-blinking="false" fo:background-color="transparent" loext:char-shading-value="0" loext:padding="0in" loext:border="none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47364c" style:text-blinking="false" fo:background-color="transparent" loext:char-shading-value="0" loext:padding="0in" loext:border="none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5b6bc" style:text-blinking="false" fo:background-color="transparent" loext:char-shading-value="0" loext:padding="0in" loext:border="none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47a62d" style:text-blinking="false" fo:background-color="transparent" loext:char-shading-value="0" loext:padding="0in" loext:border="none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7d348" style:text-blinking="false" fo:background-color="transparent" loext:char-shading-value="0" style:font-size-asian="12pt" style:font-size-complex="12pt" loext:padding="0in" loext:border="none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47ff77" style:text-blinking="false" fo:background-color="transparent" loext:char-shading-value="0" style:font-size-asian="12pt" style:font-size-complex="12pt" loext:padding="0in" loext:border="none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6839" style:text-blinking="false" fo:background-color="transparent" loext:char-shading-value="0" loext:padding="0in" loext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48b64c" style:text-blinking="false" fo:background-color="transparent" loext:char-shading-value="0" loext:padding="0in" loext:border="none"/>
    </style:style>
    <style:style style:name="T21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3e59ef" style:text-blinking="false" fo:background-color="transparent" loext:char-shading-value="0" loext:padding="0in" loext:border="none"/>
    </style:style>
    <style:style style:name="T22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2d704b" style:text-blinking="false" fo:background-color="transparent" loext:char-shading-value="0" loext:padding="0in" loext:border="none"/>
    </style:style>
    <style:style style:name="T23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3ea846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bold" officeooo:rsid="0008ecd8" style:text-blinking="false" fo:background-color="transparent" loext:char-shading-value="0" style:font-weight-asian="bold" style:font-weight-complex="bold" loext:padding="0in" loext:border="none"/>
    </style:style>
    <style:style style:name="T25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bold" officeooo:rsid="003e59ef" style:text-blinking="false" fo:background-color="transparent" loext:char-shading-value="0" style:font-weight-asian="bold" style:font-weight-complex="bold" loext:padding="0in" loext:border="none"/>
    </style:style>
    <style:style style:name="T26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weight-asian="bold" style:font-weight-complex="bold" loext:padding="0in" loext:border="none"/>
    </style:style>
    <style:style style:name="T27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3ea846" style:text-blinking="false" fo:background-color="transparent" loext:char-shading-value="0" loext:padding="0in" loext:border="none"/>
    </style:style>
    <style:style style:name="T28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3f0e6b" style:text-blinking="false" fo:background-color="transparent" loext:char-shading-value="0" loext:padding="0in" loext:border="none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161e8" style:text-blinking="false" fo:background-color="transparent" loext:char-shading-value="0" loext:padding="0in" loext:border="none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421381" style:text-blinking="false" fo:background-color="transparent" loext:char-shading-value="0" loext:padding="0in" loext:border="none"/>
    </style:style>
    <style:style style:name="T31" style:family="text">
      <style:text-properties fo:font-variant="normal" fo:text-transform="none" style:font-name="David CLM" fo:letter-spacing="normal" officeooo:rsid="003f0e6b"/>
    </style:style>
    <style:style style:name="T32" style:family="text">
      <style:text-properties fo:font-variant="normal" fo:text-transform="none" style:font-name="SFMono-Regular" fo:font-size="9pt" fo:letter-spacing="normal" fo:font-style="normal" fo:font-weight="normal" officeooo:rsid="003f0e6b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fo:font-weight="normal" officeooo:rsid="003f0e6b"/>
    </style:style>
    <style:style style:name="T35" style:family="text">
      <style:text-properties style:use-window-font-color="true" style:font-name="David CLM" officeooo:rsid="00456d08" fo:background-color="transparent" loext:char-shading-value="0"/>
    </style:style>
    <style:style style:name="T36" style:family="text">
      <style:text-properties style:use-window-font-color="true" style:font-name="David CLM" fo:background-color="transparent" loext:char-shading-value="0"/>
    </style:style>
    <style:style style:name="T37" style:family="text">
      <style:text-properties officeooo:rsid="003df54c"/>
    </style:style>
    <style:style style:name="T38" style:family="text">
      <style:text-properties officeooo:rsid="003ea846"/>
    </style:style>
    <style:style style:name="T39" style:family="text">
      <style:text-properties style:font-name="David CLM"/>
    </style:style>
    <style:style style:name="T40" style:family="text">
      <style:text-properties style:font-name="David CLM" officeooo:rsid="003f0e6b"/>
    </style:style>
    <style:style style:name="T41" style:family="text">
      <style:text-properties style:font-name="David CLM" officeooo:rsid="00407f24"/>
    </style:style>
    <style:style style:name="T42" style:family="text">
      <style:text-properties officeooo:rsid="0043b660"/>
    </style:style>
    <style:style style:name="T43" style:family="text">
      <style:text-properties officeooo:rsid="0048b6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989425926144" text:id="ct93989425926144">
          <text:insertion>
            <office:change-info>
              <dc:creator>Unknown Author</dc:creator>
              <dc:date>2021-01-11T18:38:22</dc:date>
            </office:change-info>
          </text:insertion>
        </text:changed-region>
        <text:changed-region xml:id="ct93989404685312" text:id="ct93989404685312">
          <text:insertion>
            <office:change-info>
              <dc:creator>Unknown Author</dc:creator>
              <dc:date>2021-01-11T18:38:22</dc:date>
            </office:change-info>
          </text:insertion>
        </text:changed-region>
        <text:changed-region xml:id="ct93989408341056" text:id="ct93989408341056">
          <text:insertion>
            <office:change-info>
              <dc:creator>Unknown Author</dc:creator>
              <dc:date>2021-01-11T18:38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24">ME333 – Homework </text:span><text:span text:style-name="T25">3</text:span><text:span text:style-name="T24"> </text:span><text:span text:style-name="T26">– </text:span><text:span text:style-name="T24">Yael Ben Shalom</text:span></text:p>
      <text:p text:style-name="P4"/>
      <text:p text:style-name="P24"><text:span text:style-name="T1">Chapter 3, Exercise </text:span><text:span text:style-name="T2">1</text:span><text:span text:style-name="T1">: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4">virtual address</text:p>
          </table:table-cell>
          <table:table-cell table:style-name="Table1.A1" office:value-type="string">
            <text:p text:style-name="P44">physical address</text:p>
          </table:table-cell>
          <table:table-cell table:style-name="Table1.A1" office:value-type="string">
            <text:p text:style-name="P44">Cacheable?</text:p>
          </table:table-cell>
          <table:table-cell table:style-name="Table1.A1" office:value-type="string">
            <text:p text:style-name="P44">resides in RAM, f<text:span text:style-name="T37">l</text:span>ash, SFRs, or boot f<text:span text:style-name="T37">l</text:span>ash?</text:p>
          </table:table-cell>
        </table:table-row>
        <table:table-row>
          <table:table-cell table:style-name="Table1.A1" office:value-type="string">
            <text:p text:style-name="P46">0x80000020</text:p>
          </table:table-cell>
          <table:table-cell table:style-name="Table1.A1" office:value-type="string">
            <text:p text:style-name="P46">00000020</text:p>
          </table:table-cell>
          <table:table-cell table:style-name="Table1.A1" office:value-type="string">
            <text:p text:style-name="P46">KSEG0</text:p>
          </table:table-cell>
          <table:table-cell table:style-name="Table1.A1" office:value-type="string">
            <text:p text:style-name="P46">RAM</text:p>
          </table:table-cell>
        </table:table-row>
        <table:table-row>
          <table:table-cell table:style-name="Table1.A1" office:value-type="string">
            <text:p text:style-name="P46">0xA0000020</text:p>
          </table:table-cell>
          <table:table-cell table:style-name="Table1.A1" office:value-type="string">
            <text:p text:style-name="P46">00000020</text:p>
          </table:table-cell>
          <table:table-cell table:style-name="Table1.A1" office:value-type="string">
            <text:p text:style-name="P46">KSEG1</text:p>
          </table:table-cell>
          <table:table-cell table:style-name="Table1.A1" office:value-type="string">
            <text:p text:style-name="P46">RAM</text:p>
          </table:table-cell>
        </table:table-row>
        <table:table-row>
          <table:table-cell table:style-name="Table1.A1" office:value-type="string">
            <text:p text:style-name="P46">0xBF800001</text:p>
          </table:table-cell>
          <table:table-cell table:style-name="Table1.A1" office:value-type="string">
            <text:p text:style-name="P46">1F800001</text:p>
          </table:table-cell>
          <table:table-cell table:style-name="Table1.A1" office:value-type="string">
            <text:p text:style-name="P46">KSEG1</text:p>
          </table:table-cell>
          <table:table-cell table:style-name="Table1.A1" office:value-type="string">
            <text:p text:style-name="P46">SFR</text:p>
          </table:table-cell>
        </table:table-row>
        <table:table-row>
          <table:table-cell table:style-name="Table1.A1" office:value-type="string">
            <text:p text:style-name="P46">0x9FC00111</text:p>
          </table:table-cell>
          <table:table-cell table:style-name="Table1.A1" office:value-type="string">
            <text:p text:style-name="P46">1FC00111</text:p>
          </table:table-cell>
          <table:table-cell table:style-name="Table1.A1" office:value-type="string">
            <text:p text:style-name="P46">KSEG0</text:p>
          </table:table-cell>
          <table:table-cell table:style-name="Table1.A1" office:value-type="string">
            <text:p text:style-name="P47">boot f<text:span text:style-name="T37">l</text:span>ash</text:p>
          </table:table-cell>
        </table:table-row>
        <table:table-row>
          <table:table-cell table:style-name="Table1.A1" office:value-type="string">
            <text:p text:style-name="P46">0x9D001000</text:p>
          </table:table-cell>
          <table:table-cell table:style-name="Table1.A1" office:value-type="string">
            <text:p text:style-name="P46">1D001000</text:p>
          </table:table-cell>
          <table:table-cell table:style-name="Table1.A1" office:value-type="string">
            <text:p text:style-name="P46">KSEG0</text:p>
          </table:table-cell>
          <table:table-cell table:style-name="Table1.A1" office:value-type="string">
            <text:p text:style-name="P47">f<text:span text:style-name="T37">l</text:span>ash</text:p>
          </table:table-cell>
        </table:table-row>
      </table:table>
      <text:p text:style-name="P5"><text:change-start text:change-id="ct93989425926144"/></text:p>
      <text:p text:style-name="P25"><text:change-end text:change-id="ct93989425926144"/><text:span text:style-name="T1">Chapter 3, </text:span><text:change-start text:change-id="ct93989404685312"/><text:span text:style-name="T1">Exercise </text:span><text:change-end text:change-id="ct93989404685312"/><text:span text:style-name="T2">2</text:span><text:change-start text:change-id="ct93989408341056"/><text:span text:style-name="T1">:</text:span></text:p>
      <text:p text:style-name="P36"><text:change-end text:change-id="ct93989408341056"/><text:span text:style-name="T21">T</text:span><text:span text:style-name="T22">he bootloader install your program in virtual memory </text:span><text:span text:style-name="T21">at the address 0xBD001970.</text:span></text:p>
      <text:p text:style-name="P6"/>
      <text:p text:style-name="P26"><text:span text:style-name="T1">Chapter 3, Exercise </text:span><text:span text:style-name="T2">3:</text:span></text:p>
      <text:list xml:id="list2580303742" text:style-name="L6">
        <text:list-item>
          <text:p text:style-name="P43"><text:span text:style-name="T23">The bits that can be used </text:span>as input/outputs for each of Ports B through G <text:span text:style-name="T38">are:</text:span></text:p>
          <text:p text:style-name="P43">PORTB - 31/15 – 16/0</text:p>
          <text:p text:style-name="P43">PORTC - 31/15 – 28/12</text:p>
          <text:p text:style-name="P41"><text:span text:style-name="T39">PORTD - </text:span><text:span text:style-name="T41">27</text:span><text:span text:style-name="T39">/</text:span><text:span text:style-name="T41">11</text:span><text:span text:style-name="T39"> – 16/0</text:span></text:p>
          <text:p text:style-name="P41"><text:span text:style-name="T39">PORTE - </text:span><text:span text:style-name="T41">23</text:span><text:span text:style-name="T39">/</text:span><text:span text:style-name="T41">7</text:span><text:span text:style-name="T39"> – 16/0</text:span></text:p>
          <text:p text:style-name="P41"><text:span text:style-name="T39">PORTF - </text:span><text:span text:style-name="T41">21</text:span><text:span text:style-name="T39">/</text:span><text:span text:style-name="T41">5</text:span><text:span text:style-name="T39"> – </text:span><text:span text:style-name="T41">19</text:span><text:span text:style-name="T39">/</text:span><text:span text:style-name="T41">3</text:span><text:span text:style-name="T39">, </text:span><text:span text:style-name="T41">17</text:span><text:span text:style-name="T39">/</text:span><text:span text:style-name="T41">1</text:span><text:span text:style-name="T39"> – 16/0</text:span></text:p>
          <text:p text:style-name="P41"><text:span text:style-name="T39">PORTG - </text:span><text:span text:style-name="T41">25</text:span><text:span text:style-name="T39">/</text:span><text:span text:style-name="T41">9</text:span><text:span text:style-name="T39"> – </text:span><text:span text:style-name="T41">22</text:span><text:span text:style-name="T39">/</text:span><text:span text:style-name="T41">6</text:span><text:span text:style-name="T39">, </text:span><text:span text:style-name="T41">19</text:span><text:span text:style-name="T39">/</text:span><text:span text:style-name="T41">3</text:span><text:span text:style-name="T39"> – </text:span><text:span text:style-name="T41">18</text:span><text:span text:style-name="T39">/</text:span><text:span text:style-name="T41">2</text:span></text:p>
          <text:p text:style-name="P41"><text:span text:style-name="T27">Pin 60 corresponds to bit 0 of port E.</text:span></text:p>
          <text:p text:style-name="P41"><text:span text:style-name="T27"/></text:p>
        </text:list-item>
        <text:list-item>
          <text:p text:style-name="P39"><text:span text:style-name="T3">unimplemented - 31/15 – 29/13</text:span></text:p>
          <text:p text:style-name="P39"><text:span text:style-name="T3">MVEC - 28/12</text:span></text:p>
          <text:p text:style-name="P39"><text:span text:style-name="T3">unimplemented <text:s/>- 27/11</text:span></text:p>
          <text:p text:style-name="P39"><text:span text:style-name="T3">TPC - 26/10 – 24/8</text:span></text:p>
          <text:p text:style-name="P39"><text:span text:style-name="T3">unimplemented - 23/7 – 21/5</text:span></text:p>
          <text:p text:style-name="P39"><text:span text:style-name="T3">INT#EP - 20/4 – 16/0</text:span></text:p>
        </text:list-item>
      </text:list>
      <text:p text:style-name="P7"/>
      <text:p text:style-name="P26"><text:span text:style-name="T1">Chapter 3, Exercise </text:span><text:span text:style-name="T2">4</text:span><text:span text:style-name="T1">:</text:span></text:p>
      <text:p text:style-name="P10"><text:span text:style-name="T28">In order to make </text:span><text:span text:style-name="T39">both lights </text:span><text:span text:style-name="T40">turn</text:span><text:span text:style-name="T39"> on or off at the same time, </text:span><text:span text:style-name="T40">we need to change line 9 for 1 to 0:</text:span></text:p>
      <text:p text:style-name="P23"><text:span text:style-name="T32">LATFbits.LATF1</text:span><text:span text:style-name="T31"> </text:span><text:span text:style-name="T32">= 0; // on the NU32, so "high" (1) = "off" and "low" (0) = "on"</text:span></text:p>
      <text:p text:style-name="P34"><text:span text:style-name="T34">(</text:span><text:span text:style-name="T33">The modified code is on folder code/Ch3Q4)</text:span></text:p>
      <text:p text:style-name="P9"/>
      <text:p text:style-name="P27"><text:soft-page-break/><text:span text:style-name="T1">Chapter 3, Exercise </text:span><text:span text:style-name="T2">6</text:span><text:span text:style-name="T1">: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9">SFR</text:p>
          </table:table-cell>
          <table:table-cell table:style-name="Table2.A1" office:value-type="string">
            <text:p text:style-name="P45">virtual address</text:p>
          </table:table-cell>
          <table:table-cell table:style-name="Table2.A1" office:value-type="string">
            <text:p text:style-name="P50">reset value</text:p>
          </table:table-cell>
        </table:table-row>
        <table:table-row>
          <table:table-cell table:style-name="Table2.A1" office:value-type="string">
            <text:p text:style-name="P48">I2C3CON</text:p>
          </table:table-cell>
          <table:table-cell table:style-name="Table2.A1" office:value-type="string">
            <text:p text:style-name="P48">BF805000</text:p>
          </table:table-cell>
          <table:table-cell table:style-name="Table2.A1" office:value-type="string">
            <text:p text:style-name="P48">1000</text:p>
          </table:table-cell>
        </table:table-row>
        <table:table-row>
          <table:table-cell table:style-name="Table2.A1" office:value-type="string">
            <text:p text:style-name="P48">TRISC</text:p>
          </table:table-cell>
          <table:table-cell table:style-name="Table2.A1" office:value-type="string">
            <text:p text:style-name="P48">BF886080</text:p>
          </table:table-cell>
          <table:table-cell table:style-name="Table2.A1" office:value-type="string">
            <text:p text:style-name="P48">F000</text:p>
          </table:table-cell>
        </table:table-row>
      </table:table>
      <text:p text:style-name="P40"/>
      <text:p text:style-name="P28"><text:span text:style-name="T1">Chapter 3, Exercise </text:span><text:span text:style-name="T2">7</text:span><text:span text:style-name="T1">:</text:span></text:p>
      <text:p text:style-name="P11"><text:span text:style-name="T6">The processor.o file linked with the simplePIC project is </text:span><text:span text:style-name="T39">much larger than </text:span><text:span text:style-name="T41">the</text:span><text:span text:style-name="T39"> f</text:span><text:span text:style-name="T41">i</text:span><text:span text:style-name="T39">nal .hex f</text:span><text:span text:style-name="T41">ile, because the processor.o file </text:span><text:span text:style-name="T29">contains all </text:span><text:span text:style-name="T30">of </text:span><text:span text:style-name="T29">the virtual addresses of the SFR</text:span><text:span text:style-name="T30">s.</text:span><text:span text:style-name="T29"> </text:span><text:span text:style-name="T30">The </text:span><text:span text:style-name="T29">.hex </text:span><text:span text:style-name="T30">file does not have all the functions and information that </text:span><text:span text:style-name="T29">the bootloader handles, </text:span><text:span text:style-name="T30">so it is shorter.</text:span><text:span text:style-name="T29"> </text:span></text:p>
      <text:p text:style-name="P8"/>
      <text:p text:style-name="P29"><text:span text:style-name="T1">Chapter 3, Exercise </text:span><text:span text:style-name="T2">8</text:span><text:span text:style-name="T1">:</text:span></text:p>
      <text:list xml:id="list4017497847" text:style-name="L9">
        <text:list-item>
          <text:p text:style-name="P12"><text:span text:style-name="T7">T</text:span><text:span text:style-name="T8">he line</text:span><text:span text:style-name="T7">s</text:span><text:span text:style-name="T8"> that call the user’s main function when the C runtime startup completes </text:span><text:span text:style-name="T7">are 512-518:</text:span></text:p>
        </text:list-item>
      </text:list>
      <text:p text:style-name="P33"><text:tab/>and <text:tab/>a0,a0,0</text:p>
      <text:p text:style-name="P33"><text:tab/>and <text:tab/>a1,a1,0</text:p>
      <text:p text:style-name="P33"><text:tab/>la <text:tab/>t0,_main_entry </text:p>
      <text:p text:style-name="P33"><text:tab/>jr <text:tab/>t0 </text:p>
      <text:p text:style-name="P33"><text:tab/>nop </text:p>
      <text:p text:style-name="P33"><text:tab/>.end _startup</text:p>
      <text:p text:style-name="P32"><text:span text:style-name="T5"/></text:p>
      <text:list xml:id="list210130916813729" text:continue-numbering="true" text:style-name="L9">
        <text:list-item>
          <text:p text:style-name="P13"><text:span text:style-name="T10">T</text:span><text:span text:style-name="T8">he names and addresses of the f</text:span><text:span text:style-name="T16">i</text:span><text:span text:style-name="T8">ve SFRs with the highest addresses </text:span><text:span text:style-name="T10">are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7"><text:span text:style-name="T9"><text:tab/>bf88cb3c A C2FIFOUA31INV</text:span></text:p>
                                              <text:p text:style-name="P37"><text:span text:style-name="T9"><text:tab/>bf88cb40 A C2FIFOCI31</text:span></text:p>
                                              <text:p text:style-name="P37"><text:span text:style-name="T9"><text:tab/>bf88cb44 A C2FIFOCI31CLR</text:span></text:p>
                                              <text:p text:style-name="P37"><text:span text:style-name="T9"><text:tab/>bf88cb48 A C2FIFOCI31SET</text:span></text:p>
                                              <text:p text:style-name="P13"><text:span text:style-name="T10"><text:tab/>bf88cb4c A C2FIFOCI31INV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7"><text:span text:style-name="T8"/></text:p>
        </text:list-item>
        <text:list-item>
          <text:p text:style-name="P13"><text:span text:style-name="T8">T</text:span><text:span text:style-name="T10">here are 10 </text:span><text:span text:style-name="T9">bit f</text:span><text:span text:style-name="T10">i</text:span><text:span text:style-name="T9">elds are def</text:span><text:span text:style-name="T10">i</text:span><text:span text:style-name="T9">ned:</text:span></text:p>
        </text:list-item>
      </text:list>
      <text:list xml:id="list1952756037" text:style-name="L10">
        <text:list-item>
          <text:p text:style-name="P42"><text:span text:style-name="T9">SPIRBF – 1 bit</text:span></text:p>
        </text:list-item>
        <text:list-item>
          <text:p text:style-name="P42"><text:span text:style-name="T9">SPITBF – 1 bit</text:span></text:p>
        </text:list-item>
        <text:list-item>
          <text:p text:style-name="P42"><text:span text:style-name="T9">SPITBE – 1 bit</text:span></text:p>
        </text:list-item>
        <text:list-item>
          <text:p text:style-name="P42"><text:span text:style-name="T9">SPIRBE – 1 bit</text:span></text:p>
        </text:list-item>
        <text:list-item>
          <text:p text:style-name="P42"><text:span text:style-name="T9">SPIROV – 1 bit</text:span></text:p>
        </text:list-item>
        <text:list-item>
          <text:p text:style-name="P42"><text:span text:style-name="T9">SRMT – 1 bit</text:span></text:p>
        </text:list-item>
        <text:list-item>
          <text:p text:style-name="P42"><text:span text:style-name="T9">SPITUR – 1 bit</text:span></text:p>
        </text:list-item>
        <text:list-item>
          <text:p text:style-name="P42"><text:span text:style-name="T9">SPIBUSY – 1 bit</text:span></text:p>
        </text:list-item>
        <text:list-item>
          <text:p text:style-name="P42"><text:soft-page-break/><text:span text:style-name="T9">TXBUFELM – 5 bits</text:span></text:p>
        </text:list-item>
        <text:list-item>
          <text:p text:style-name="P42"><text:span text:style-name="T9">RXBUFELM – 5 bits</text:span></text:p>
        </text:list-item>
      </text:list>
      <text:p text:style-name="P14"><text:span text:style-name="T11"><text:tab/></text:span><text:span text:style-name="T42">T</text:span>hese coincide with the Data Sheet <text:span text:style-name="T42">(</text:span>Table 14-4<text:span text:style-name="T42">).</text:span></text:p>
      <text:p text:style-name="P14"/>
      <text:p text:style-name="P29"><text:span text:style-name="T1">Chapter 3, Exercise </text:span><text:span text:style-name="T2">9</text:span><text:span text:style-name="T1">:</text:span></text:p>
      <text:p text:style-name="P15"><text:span text:style-name="T35">T</text:span><text:span text:style-name="T36">hree C commands that set bits 2 and 3 of TRISD to 1, clear bits 1 and 5, and fip bits 0 and 4:</text:span></text:p>
      <text:list xml:id="list3600451510" text:style-name="L11">
        <text:list-item>
          <text:p text:style-name="P16"><text:span text:style-name="T36">TRISDSET = 0b1100 or 0xC</text:span></text:p>
        </text:list-item>
        <text:list-item>
          <text:p text:style-name="P16"><text:span text:style-name="T36">TRISDCLR = 0b100010 or 0x22</text:span></text:p>
        </text:list-item>
        <text:list-item>
          <text:p text:style-name="P16"><text:span text:style-name="T36">TRISDINV = 0b10001 or 0x11</text:span></text:p>
        </text:list-item>
      </text:list>
      <text:p text:style-name="P30"><text:span text:style-name="T1"/></text:p>
      <text:p text:style-name="P38"><text:span text:style-name="T1">Chapter 4, Exercise </text:span><text:span text:style-name="T2">1</text:span><text:span text:style-name="T1">:</text:span></text:p>
      <text:p text:style-name="P18"><text:span text:style-name="T12">The </text:span><text:span text:style-name="T13">private </text:span><text:span text:style-name="T12">and public </text:span><text:span text:style-name="T13">functions, constants, and global variables in NU32.c are:</text:span></text:p>
      <text:p text:style-name="P18"><text:span text:style-name="T12">Public</text:span><text:span text:style-name="T13"> functions:<text:tab/>NU32_Startup<text:tab/><text:tab/><text:tab/></text:span><text:span text:style-name="T12">(meant to be used in other C files)</text:span></text:p>
      <text:p text:style-name="P18"><text:span text:style-name="T13"><text:tab/><text:tab/><text:tab/>NU32_ReadUART3</text:span></text:p>
      <text:p text:style-name="P18"><text:span text:style-name="T13"><text:tab/><text:tab/><text:tab/>NU32_WriteUART3</text:span></text:p>
      <text:p text:style-name="P17"><text:span text:style-name="T12">P</text:span><text:span text:style-name="T13">rivate constant: <text:tab/>NU32_DESIRED_BAUD</text:span></text:p>
      <text:p text:style-name="P1"/>
      <text:p text:style-name="P30"><text:span text:style-name="T1">Chapter 4, Exercise </text:span><text:span text:style-name="T2">2</text:span><text:span text:style-name="T1">:</text:span></text:p>
      <text:list xml:id="list3067155886" text:style-name="L13">
        <text:list-item>
          <text:p text:style-name="P21"><text:span text:style-name="T17">The modified code is on folder code/Ch</text:span><text:span text:style-name="T18">4</text:span><text:span text:style-name="T17">Q</text:span><text:span text:style-name="T18">2a.</text:span></text:p>
        </text:list-item>
        <text:list-item>
          <text:p text:style-name="P21"><text:span text:style-name="T17">The modified code is on folder code/Ch</text:span><text:span text:style-name="T18">4</text:span><text:span text:style-name="T17">Q</text:span><text:span text:style-name="T18">2b.</text:span></text:p>
          <text:list>
            <text:list-item>
              <text:list>
                <text:list-item>
                  <text:list>
                    <text:list-header>
                      <text:p text:style-name="P21"><text:span text:style-name="T18"><text:tab/>The helper.h function contains the function prototype of all the non-main() functions from invest.c, <text:tab/>the Investment datatype definition and the constant variable MAX_YEARS. The helper.c contains the <text:tab/>function themselves and the main.c file contains only the main functions, and includes the helper.h <text:tab/>file for the necessary functions.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1"><text:span text:style-name="T17">The modified code is on folder code/Ch</text:span><text:span text:style-name="T18">4</text:span><text:span text:style-name="T17">Q</text:span><text:span text:style-name="T18">2c.</text:span></text:p>
        </text:list-item>
      </text:list>
      <text:p text:style-name="P22"><text:span text:style-name="T19"><text:tab/></text:span><text:span text:style-name="T20">In this part, I separated the main.c and the other part of the code in the same way, only this time I <text:tab/>added a new file called calculate.c for the calculation function calculateGrowth() (and its function <text:tab/>prototype on calculate.h). </text:span></text:p>
      <text:p text:style-name="P3"/>
      <text:p text:style-name="P31"><text:span text:style-name="T1">Chapter 4, Exercise </text:span><text:span text:style-name="T2">4</text:span><text:span text:style-name="T1">:</text:span></text:p>
      <text:p text:style-name="P19"><text:span text:style-name="T14">A</text:span><text:span text:style-name="T15"> function that clears a single line of the LCD:</text:span></text:p>
      <text:p text:style-name="P20"><text:span text:style-name="T15">Void LCD_ClearLine(int ln) {</text:span></text:p>
      <text:p text:style-name="P20"><text:span text:style-name="T15"><text:tab/>char </text:span><text:span text:style-name="T14">space</text:span><text:span text:style-name="T15"> = “ ”;</text:span></text:p>
      <text:p text:style-name="P20"><text:span text:style-name="T15"><text:tab/>LCD_Move(ln, 0);<text:tab/><text:tab/><text:tab/>// Moves the cursor to </text:span><text:span text:style-name="T14">column 0 on </text:span><text:span text:style-name="T15">line ‘ln’</text:span></text:p>
      <text:p text:style-name="P20"><text:span text:style-name="T15"><text:tab/>for (int i=1; i&lt;=16; i++) {</text:span></text:p>
      <text:p text:style-name="P20"><text:span text:style-name="T15"><text:tab/><text:tab/>LCD_WriteChar(</text:span><text:span text:style-name="T14">space</text:span><text:span text:style-name="T15">); <text:tab/>// Writes “ “</text:span></text:p>
      <text:p text:style-name="P20"><text:span text:style-name="T15">}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SFMono-Regular" svg:font-family="SFMono-Regular, Consolas, 'Liberation Mono', Menlo, monospace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8:52:23.106969781</meta:creation-date>
    <meta:editing-duration>PT7H8M33S</meta:editing-duration>
    <meta:editing-cycles>33</meta:editing-cycles>
    <meta:generator>LibreOffice/6.4.6.2$Linux_X86_64 LibreOffice_project/40$Build-2</meta:generator>
    <dc:date>2021-02-08T21:01:11.710873402</dc:date>
    <meta:document-statistic meta:table-count="2" meta:image-count="0" meta:object-count="0" meta:page-count="4" meta:paragraph-count="110" meta:word-count="616" meta:character-count="3474" meta:non-whitespace-character-count="2919"/>
  </office:meta>
</office:document-meta>
</file>